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7dd" officeooo:paragraph-rsid="000ba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’humidité résiduelle se mesure par une différence de masses entre l’échantillon de départ et l’échantillon passé dans une étuve à 103°C. On mesure ainsi la différence de masse pour connaître le taux d’humidité résiduelle de l’échantillon.</text:p>
      <text:p text:style-name="P1">On pèse environ exactement 5g de terre à 1mg près que l’on place dans un vase à humidité. On note la masse m0. </text:p>
      <text:p text:style-name="P1">On met ce vase dans le déssicateur à 103°C, couvercle ouvert sous le vase. </text:p>
      <text:p text:style-name="P1">On laisse le tout environ 4 h dans la machine. </text:p>
      <text:p text:style-name="P1">Une fois le temps écoulé, on referme le vase avec son couvercle, on sort le tout du déssicateur, on laisse refroidir le vase jusqu’à la température ambiante. </text:p>
      <text:p text:style-name="P1">On pèse le vase et son couvercle à 1mg près. On note la masse m1.</text:p>
      <text:p text:style-name="P1">L’humidité résiduelle se calcule par H (%) = (m0 – m1) / m0 * 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25:55.849669458</meta:creation-date>
    <dc:date>2017-12-11T09:28:05.512810541</dc:date>
    <meta:editing-duration>PT2M13S</meta:editing-duration>
    <meta:editing-cycles>1</meta:editing-cycles>
    <meta:document-statistic meta:table-count="0" meta:image-count="0" meta:object-count="0" meta:page-count="1" meta:paragraph-count="7" meta:word-count="139" meta:character-count="760" meta:non-whitespace-character-count="623"/>
    <meta:generator>LibreOffice/5.3.7.2.0$Linux_X86_64 LibreOffice_project/30m0$Build-2</meta:generator>
  </office:meta>
</office:document-meta>
</file>